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pon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pon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es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e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pon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n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n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n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n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pon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on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on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u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pus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pus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s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s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us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pond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d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d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d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d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ond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pond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d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d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d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d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d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pon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on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g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on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us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s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pus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s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us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pus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pus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s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s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s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us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ned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nes</text:p>
          </table:table-cell>
          <table:table-cell office:value-type="string" calcext:value-type="string">
            <text:p>special</text:p>
          </table:table-cell>
          <table:table-cell table:number-columns-repeated="3"/>
          <table:table-cell office:value-type="string" calcext:value-type="string">
            <text:p>infini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22:23.9665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9T13:00:09.218088233</dc:date>
    <meta:editing-duration>PT2H44M</meta:editing-duration>
    <meta:editing-cycles>17</meta:editing-cycles>
    <meta:generator>LibreOffice/6.0.7.3$Linux_X86_64 LibreOffice_project/00m0$Build-3</meta:generator>
    <meta:document-statistic meta:table-count="1" meta:cell-count="433" meta:object-count="0"/>
  </office:meta>
</office:document-meta>
</file>